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style:language-asian="zh" style:country-asian="TW" style:font-weight-asian="normal" style:font-weight-complex="normal"/>
    </style:style>
    <style:style style:name="T6"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draw:frame draw:style-name="fr1" draw:name="graphics20" text:anchor-type="paragraph" svg:x="11.026cm" svg:y="0.014cm" svg:width="6.541cm" svg:height="1.647cm" draw:z-index="1"><draw:image xlink:href="Pictures/2000000F0000198C000006704B110C0C.svm" xlink:type="simple" xlink:show="embed" xlink:actuate="onLoad"/></draw:frame></text:p>
      <text:p text:style-name="P2"/>
      <text:p text:style-name="P3">SIMPLY RICH</text:p>
      <text:p text:style-name="P4">ZK<text:span text:style-name="T1">TM</text:span></text:p>
      <text:p text:style-name="P4">The Component Development Guide</text:p>
      <text:p text:style-name="P5">Version 2.1.0</text:p>
      <text:p text:style-name="P6"><text:span text:style-name="T2">July</text:span> 2006</text:p>
      <text:p text:style-name="P7">Potix Corporation</text:p>
      <text:p text:style-name="P8">Revision 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4</text:p>
        </text:index-body>
      </text:table-of-content>
      <text:h text:style-name="Heading_20_1" text:outline-level="1">1. Introduction</text:h>
      <text:p text:style-name="Text_20_body">Welcome to ZK, the simplest way to make Web applications rich.</text:p>
      <text:p text:style-name="Text_20_body"><text:span text:style-name="T3">The Component Development Guide</text:span><text:span text:style-name="T4"> descr</text:span><text:span text:style-name="T5">ibes how to develop ZK components. For concepts and features of ZK, refer to</text:span><text:span text:style-name="T4"> </text:span><text:span text:style-name="T3">the</text:span><text:span text:style-name="T6"> Developer's Guide</text:span>. For installation, refer to <text:span text:style-name="T3">the Quick Start Guide</text:span>. For fully description of pro<text:span text:style-name="T2">perties and methods of components, refer to </text:span><text:span text:style-name="T6">the Developer's Reference</text:span><text:span text:style-name="T2">.</text:span></text:p>
      <text:p text:style-name="Text_20_body">The chapter describes the basic concept of ZK com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28T20:56:03</dc:date>
    <meta:printed-by>Tom Yeh</meta:printed-by>
    <meta:print-date>2005-12-05T14:19:55</meta:print-date>
    <meta:keyword>ZK ZUL ZHTML</meta:keyword>
    <dc:language>en-US</dc:language>
    <meta:editing-cycles>3420</meta:editing-cycles>
    <meta:editing-duration>P11DT15H35M0S</meta:editing-duration>
    <meta:user-defined meta:name="Info 1"/>
    <meta:user-defined meta:name="Info 2"/>
    <meta:user-defined meta:name="Info 3"/>
    <meta:user-defined meta:name="Info 4"/>
    <meta:document-statistic meta:table-count="0" meta:image-count="2" meta:object-count="0" meta:page-count="4" meta:paragraph-count="20" meta:word-count="231" meta:character-count="1522"/>
  </office:meta>
</office:document-meta>
</file>